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Raghindi" svg:font-family="Raghindi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724cm"/>
    </style:style>
    <style:style style:name="co5" style:family="table-column">
      <style:table-column-properties fo:break-before="auto" style:column-width="4.09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2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FlowCalculationTask</text:p>
          </table:table-cell>
          <table:table-cell office:value-type="string">
            <text:p>SeedCalculationTask</text:p>
          </table:table-cell>
          <table:table-cell office:value-type="string">
            <text:p>ProductCalculationTask</text:p>
          </table:table-cell>
        </table:table-row>
        <table:table-row table:style-name="ro2">
          <table:table-cell table:style-name="ce1" office:value-type="string" table:number-columns-spanned="1" table:number-rows-spanned="7">
            <text:p>Inputs</text:p>
          </table:table-cell>
          <table:table-cell office:value-type="string">
            <text:p>Beschreibung</text:p>
          </table:table-cell>
          <table:table-cell/>
          <table:table-cell table:style-name="ce2" office:value-type="string">
            <text:p>berechnet für eine gegebene Menge von Outputs die erforderlichen Inputs</text:p>
          </table:table-cell>
          <table:table-cell table:style-name="ce2" office:value-type="string">
            <text:p>berechnet für ein Compartment und eine gegebene Menge von Inputs den Scope</text:p>
          </table:table-cell>
        </table:table-row>
        <table:table-row table:style-name="ro1">
          <table:covered-table-cell table:style-name="ce1"/>
          <table:table-cell table:number-columns-repeated="2"/>
          <table:table-cell table:style-name="ce2"/>
          <table:table-cell/>
        </table:table-row>
        <table:table-row table:style-name="ro1">
          <table:covered-table-cell/>
          <table:table-cell office:value-type="string">
            <text:p>CompartmentListe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covered-table-cell/>
          <table:table-cell office:value-type="string">
            <text:p>Degrad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covered-table-cell/>
          <table:table-cell office:value-type="string">
            <text:p>Ignore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covered-table-cell/>
          <table:table-cell office:value-type="string">
            <text:p>Produce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covered-table-cell/>
          <table:table-cell office:value-type="string">
            <text:p>no outflow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lasse</text:p>
          </table:table-cell>
          <table:table-cell table:number-columns-repeated="2" office:value-type="string">
            <text:p>LP</text:p>
          </table:table-cell>
          <table:table-cell office:value-type="string">
            <text:p>Graph</text:p>
          </table:table-cell>
        </table:table-row>
        <table:table-row table:style-name="ro1">
          <table:table-cell/>
          <table:table-cell office:value-type="string">
            <text:p>Output</text:p>
          </table:table-cell>
          <table:table-cell/>
          <table:table-cell office:value-type="string">
            <text:p>Degrade</text:p>
          </table:table-cell>
          <table:table-cell office:value-type="string">
            <text:p>Compartments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Raghindi" svg:font-family="Raghindi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hanHeiSun Uni" style:font-name-complex="Rag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7:22:06</meta:creation-date>
    <dc:date>2013-06-19T17:30:11</dc:date>
    <meta:editing-duration>P0D</meta:editing-duration>
    <meta:editing-cycles>1</meta:editing-cycles>
    <meta:document-statistic meta:table-count="3" meta:cell-count="25" meta:object-count="0"/>
    <meta:generator>LibreOffice/3.5$Linux_X86_64 LibreOffice_project/350m1$Build-2</meta:generator>
  </office:meta>
</office:document-meta>
</file>